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7.45cm" fo:min-width="13.4cm" fo:padding-top="0.76cm" fo:padding-bottom="0.76cm" fo:padding-left="0.885cm" fo:padding-right="0.885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2.58cm" fo:min-width="2.33cm" fo:padding-top="0.76cm" fo:padding-bottom="0.76cm" fo:padding-left="0.885cm" fo:padding-right="0.885cm"/>
    </style:style>
    <style:style style:name="gr4" style:family="graphic" style:parent-style-name="standard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9cm" svg:height="7.7cm" svg:x="6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4cm" svg:x="1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2" draw:layer="layout" svg:width="3.399cm" svg:height="2.099cm" svg:x="7.3cm" svg:y="7.5cm" svg:viewBox="0 0 3400 2100" draw:points="500,0 3000,0 3400,2100 0,21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5T10:34:49.925000000</dc:date>
    <meta:editing-duration>PT15M23S</meta:editing-duration>
    <meta:editing-cycles>4</meta:editing-cycles>
    <meta:generator>LibreOffice/6.3.2.2$Windows_X86_64 LibreOffice_project/98b30e735bda24bc04ab42594c85f7fd8be07b9c</meta:generator>
    <meta:document-statistic meta:object-count="4"/>
  </office:meta>
</office:document-meta>
</file>